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CompilationPerformanceTests.complexExpressionPerformanc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pelCompilationPerformanceTests.compilingMethodReferenc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HW.he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CompilationPerformanceTests.inlineList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ayload.get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CompilationPerformanceTests.stringConcatena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pelCompilationPerformanceTests.inlineNestedList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pelCompilationPerformanceTests.reportPerformance( String title , long interpretedTotal , long compiledTot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elCompilationPerformanceTests.compilingPropertyReferenceNestedMixedFieldGett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Foo.b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get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CompilationPerformanceTests.compilingMathematicalExpressionsWithDifferentOperandTypes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6">
            <text:p text:style-name="Table_20_Contents">36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Greeter.getWor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CompilationPerformanceTests.compilingNestedMixedFieldPropertyReferenceMethodReferenc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Two.getDRFixedS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CompilationPerformanceTests.compilingPropertyReferenceNestedFiel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pelCompilationPerformanceTests.compile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CompilationPerformanceTests.compilingPropertyReferenceFiel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pelCompilationPerformanceTests.compilingPropertyReferenceGett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TestClass2.getNam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e.get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CompilationPerformanceTests.log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CompilationPerformanceTests.logln( String ...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